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8 – Publicering </text:h>
      <text:h text:style-name="Heading_20_2" text:outline-level="2">Beskrivning</text:h>
      <text:p text:style-name="Text_20_body">Efter publicering – kontrollera sidan inkl alla undersidor, länkar och funktioner att allt ser ok ut och funderar som det ska.</text:p>
      <text:h text:style-name="Heading_20_2" text:outline-level="2">Datum och kommentarer</text:h>
      <text:p text:style-name="Text_20_body">2014-05-26<text:line-break/>Fungerar bra! Behöver dock lägga in bilder på nytt pga att de fått en ny href.</text:p>
      <text:p text:style-name="Text_20_body">2014-06-04<text:line-break/>Sidan fungerar bra efter publicering.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6-04T20:07:15</dc:date>
    <meta:editing-duration>PT1H14M9S</meta:editing-duration>
    <meta:editing-cycles>15</meta:editing-cycles>
    <meta:generator>OpenOffice/4.1.0$Unix OpenOffice.org_project/410m18$Build-9764</meta:generator>
    <meta:document-statistic meta:table-count="0" meta:image-count="0" meta:object-count="0" meta:page-count="1" meta:paragraph-count="8" meta:word-count="53" meta:character-count="333"/>
  </office:meta>
</office:document-meta>
</file>